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title">
            <text:p>title</text:p>
          </table:table-cell>
          <table:table-cell table:style-name="pd1" office:value-type="string" office:value="description">
            <text:p>description</text:p>
          </table:table-cell>
          <table:table-cell table:style-name="pd1" office:value-type="string" office:value="location">
            <text:p>location</text:p>
          </table:table-cell>
          <table:table-cell table:style-name="pd1" office:value-type="string" office:value="salary">
            <text:p>salary</text:p>
          </table:table-cell>
          <table:table-cell table:style-name="pd1" office:value-type="string" office:value="type">
            <text:p>type</text:p>
          </table:table-cell>
        </table:table-row>
        <table:table-row>
          <table:table-cell office:value-type="string" office:value="Content Writer">
            <text:p>Content Writer</text:p>
          </table:table-cell>
          <table:table-cell office:value-type="string" office:value="Content Writer role in Operations department.">
            <text:p>Content Writer role in Operations department.</text:p>
          </table:table-cell>
          <table:table-cell office:value-type="string" office:value="Islamabad, PK">
            <text:p>Islamabad, PK</text:p>
          </table:table-cell>
          <table:table-cell office:value-type="float" office:value="140603">
            <text:p>140603</text:p>
          </table:table-cell>
          <table:table-cell office:value-type="string" office:value="PART_TIME">
            <text:p>PART_TIME</text:p>
          </table:table-cell>
        </table:table-row>
        <table:table-row>
          <table:table-cell office:value-type="string" office:value="Legal Writer">
            <text:p>Legal Writer</text:p>
          </table:table-cell>
          <table:table-cell office:value-type="string" office:value="Legal Writer role in Analytics department.">
            <text:p>Legal Writer role in Analytics department.</text:p>
          </table:table-cell>
          <table:table-cell office:value-type="string" office:value="Lahore, PK">
            <text:p>Lahore, PK</text:p>
          </table:table-cell>
          <table:table-cell office:value-type="float" office:value="167503">
            <text:p>167503</text:p>
          </table:table-cell>
          <table:table-cell office:value-type="string" office:value="PART_TIME">
            <text:p>PART_TIME</text:p>
          </table:table-cell>
        </table:table-row>
        <table:table-row>
          <table:table-cell office:value-type="string" office:value="Chief Marketing Officer">
            <text:p>Chief Marketing Officer</text:p>
          </table:table-cell>
          <table:table-cell office:value-type="string" office:value="Chief Marketing Officer role in Operations department.">
            <text:p>Chief Marketing Officer role in Operations department.</text:p>
          </table:table-cell>
          <table:table-cell office:value-type="string" office:value="Islamabad, PK">
            <text:p>Islamabad, PK</text:p>
          </table:table-cell>
          <table:table-cell office:value-type="float" office:value="109034">
            <text:p>109034</text:p>
          </table:table-cell>
          <table:table-cell office:value-type="string" office:value="CONTRACT">
            <text:p>CONTRACT</text:p>
          </table:table-cell>
        </table:table-row>
        <table:table-row>
          <table:table-cell office:value-type="string" office:value="Rehabilitation Specialist">
            <text:p>Rehabilitation Specialist</text:p>
          </table:table-cell>
          <table:table-cell office:value-type="string" office:value="Rehabilitation Specialist role in IT department.">
            <text:p>Rehabilitation Specialist role in IT department.</text:p>
          </table:table-cell>
          <table:table-cell office:value-type="string" office:value="Islamabad, PK">
            <text:p>Islamabad, PK</text:p>
          </table:table-cell>
          <table:table-cell office:value-type="float" office:value="35779">
            <text:p>35779</text:p>
          </table:table-cell>
          <table:table-cell office:value-type="string" office:value="CONTRACT">
            <text:p>CONTRACT</text:p>
          </table:table-cell>
        </table:table-row>
        <table:table-row>
          <table:table-cell office:value-type="string" office:value="Visual Communications Manager">
            <text:p>Visual Communications Manager</text:p>
          </table:table-cell>
          <table:table-cell office:value-type="string" office:value="Visual Communications Manager role in Analytics department.">
            <text:p>Visual Communications Manager role in Analytics department.</text:p>
          </table:table-cell>
          <table:table-cell office:value-type="string" office:value="Islamabad, PK">
            <text:p>Islamabad, PK</text:p>
          </table:table-cell>
          <table:table-cell office:value-type="float" office:value="65811">
            <text:p>65811</text:p>
          </table:table-cell>
          <table:table-cell office:value-type="string" office:value="INTERNSHIP">
            <text:p>INTERNSHIP</text:p>
          </table:table-cell>
        </table:table-row>
        <table:table-row>
          <table:table-cell office:value-type="string" office:value="Sports Analyst">
            <text:p>Sports Analyst</text:p>
          </table:table-cell>
          <table:table-cell office:value-type="string" office:value="Sports Analyst role in IT department.">
            <text:p>Sports Analyst role in IT department.</text:p>
          </table:table-cell>
          <table:table-cell office:value-type="string" office:value="Remote">
            <text:p>Remote</text:p>
          </table:table-cell>
          <table:table-cell office:value-type="float" office:value="188607">
            <text:p>188607</text:p>
          </table:table-cell>
          <table:table-cell office:value-type="string" office:value="PART_TIME">
            <text:p>PART_TIME</text:p>
          </table:table-cell>
        </table:table-row>
        <table:table-row>
          <table:table-cell office:value-type="string" office:value="Community Manager">
            <text:p>Community Manager</text:p>
          </table:table-cell>
          <table:table-cell office:value-type="string" office:value="Community Manager role in Education department.">
            <text:p>Community Manager role in Education department.</text:p>
          </table:table-cell>
          <table:table-cell office:value-type="string" office:value="Lahore, PK">
            <text:p>Lahore, PK</text:p>
          </table:table-cell>
          <table:table-cell office:value-type="float" office:value="172575">
            <text:p>172575</text:p>
          </table:table-cell>
          <table:table-cell office:value-type="string" office:value="FULL_TIME">
            <text:p>FULL_TIME</text:p>
          </table:table-cell>
        </table:table-row>
        <table:table-row>
          <table:table-cell office:value-type="string" office:value="Machine Learning Engineer">
            <text:p>Machine Learning Engineer</text:p>
          </table:table-cell>
          <table:table-cell office:value-type="string" office:value="Machine Learning Engineer role in Media department.">
            <text:p>Machine Learning Engineer role in Media department.</text:p>
          </table:table-cell>
          <table:table-cell office:value-type="string" office:value="Remote">
            <text:p>Remote</text:p>
          </table:table-cell>
          <table:table-cell office:value-type="float" office:value="93596">
            <text:p>93596</text:p>
          </table:table-cell>
          <table:table-cell office:value-type="string" office:value="INTERNSHIP">
            <text:p>INTERNSHIP</text:p>
          </table:table-cell>
        </table:table-row>
        <table:table-row>
          <table:table-cell office:value-type="string" office:value="Community Manager">
            <text:p>Community Manager</text:p>
          </table:table-cell>
          <table:table-cell office:value-type="string" office:value="Community Manager role in IT department.">
            <text:p>Community Manager role in IT department.</text:p>
          </table:table-cell>
          <table:table-cell office:value-type="string" office:value="Islamabad, PK">
            <text:p>Islamabad, PK</text:p>
          </table:table-cell>
          <table:table-cell office:value-type="float" office:value="108402">
            <text:p>108402</text:p>
          </table:table-cell>
          <table:table-cell office:value-type="string" office:value="FULL_TIME">
            <text:p>FULL_TIME</text:p>
          </table:table-cell>
        </table:table-row>
        <table:table-row>
          <table:table-cell office:value-type="string" office:value="Educational Technologist">
            <text:p>Educational Technologist</text:p>
          </table:table-cell>
          <table:table-cell office:value-type="string" office:value="Educational Technologist role in Education department.">
            <text:p>Educational Technologist role in Education department.</text:p>
          </table:table-cell>
          <table:table-cell office:value-type="string" office:value="Karachi, PK">
            <text:p>Karachi, PK</text:p>
          </table:table-cell>
          <table:table-cell office:value-type="float" office:value="143082">
            <text:p>143082</text:p>
          </table:table-cell>
          <table:table-cell office:value-type="string" office:value="CONTRACT">
            <text:p>CONTRACT</text:p>
          </table:table-cell>
        </table:table-row>
        <table:table-row>
          <table:table-cell office:value-type="string" office:value="Healthcare Data Scientist">
            <text:p>Healthcare Data Scientist</text:p>
          </table:table-cell>
          <table:table-cell office:value-type="string" office:value="Healthcare Data Scientist role in Analytics department.">
            <text:p>Healthcare Data Scientist role in Analytics department.</text:p>
          </table:table-cell>
          <table:table-cell office:value-type="string" office:value="Lahore, PK">
            <text:p>Lahore, PK</text:p>
          </table:table-cell>
          <table:table-cell office:value-type="float" office:value="72074">
            <text:p>72074</text:p>
          </table:table-cell>
          <table:table-cell office:value-type="string" office:value="PART_TIME">
            <text:p>PART_TIME</text:p>
          </table:table-cell>
        </table:table-row>
        <table:table-row>
          <table:table-cell office:value-type="string" office:value="Strategic Planner">
            <text:p>Strategic Planner</text:p>
          </table:table-cell>
          <table:table-cell office:value-type="string" office:value="Strategic Planner role in Sales department.">
            <text:p>Strategic Planner role in Sales department.</text:p>
          </table:table-cell>
          <table:table-cell office:value-type="string" office:value="Remote">
            <text:p>Remote</text:p>
          </table:table-cell>
          <table:table-cell office:value-type="float" office:value="48781">
            <text:p>48781</text:p>
          </table:table-cell>
          <table:table-cell office:value-type="string" office:value="INTERNSHIP">
            <text:p>INTERNSHIP</text:p>
          </table:table-cell>
        </table:table-row>
        <table:table-row>
          <table:table-cell office:value-type="string" office:value="Visual Communications Manager">
            <text:p>Visual Communications Manager</text:p>
          </table:table-cell>
          <table:table-cell office:value-type="string" office:value="Visual Communications Manager role in Sustainability department.">
            <text:p>Visual Communications Manager role in Sustainability department.</text:p>
          </table:table-cell>
          <table:table-cell office:value-type="string" office:value="Islamabad, PK">
            <text:p>Islamabad, PK</text:p>
          </table:table-cell>
          <table:table-cell office:value-type="float" office:value="106030">
            <text:p>106030</text:p>
          </table:table-cell>
          <table:table-cell office:value-type="string" office:value="FULL_TIME">
            <text:p>FULL_TIME</text:p>
          </table:table-cell>
        </table:table-row>
        <table:table-row>
          <table:table-cell office:value-type="string" office:value="Community Manager">
            <text:p>Community Manager</text:p>
          </table:table-cell>
          <table:table-cell office:value-type="string" office:value="Community Manager role in Engineering department.">
            <text:p>Community Manager role in Engineering department.</text:p>
          </table:table-cell>
          <table:table-cell office:value-type="string" office:value="Remote">
            <text:p>Remote</text:p>
          </table:table-cell>
          <table:table-cell office:value-type="float" office:value="43427">
            <text:p>43427</text:p>
          </table:table-cell>
          <table:table-cell office:value-type="string" office:value="CONTRACT">
            <text:p>CONTRACT</text:p>
          </table:table-cell>
        </table:table-row>
        <table:table-row>
          <table:table-cell office:value-type="string" office:value="Community Manager">
            <text:p>Community Manager</text:p>
          </table:table-cell>
          <table:table-cell office:value-type="string" office:value="Community Manager role in Analytics department.">
            <text:p>Community Manager role in Analytics department.</text:p>
          </table:table-cell>
          <table:table-cell office:value-type="string" office:value="Islamabad, PK">
            <text:p>Islamabad, PK</text:p>
          </table:table-cell>
          <table:table-cell office:value-type="float" office:value="89712">
            <text:p>89712</text:p>
          </table:table-cell>
          <table:table-cell office:value-type="string" office:value="PART_TIME">
            <text:p>PART_TIME</text:p>
          </table:table-cell>
        </table:table-row>
        <table:table-row>
          <table:table-cell office:value-type="string" office:value="Graphic Designer">
            <text:p>Graphic Designer</text:p>
          </table:table-cell>
          <table:table-cell office:value-type="string" office:value="Graphic Designer role in Design department.">
            <text:p>Graphic Designer role in Design department.</text:p>
          </table:table-cell>
          <table:table-cell office:value-type="string" office:value="Lahore, PK">
            <text:p>Lahore, PK</text:p>
          </table:table-cell>
          <table:table-cell office:value-type="float" office:value="55274">
            <text:p>55274</text:p>
          </table:table-cell>
          <table:table-cell office:value-type="string" office:value="CONTRACT">
            <text:p>CONTRACT</text:p>
          </table:table-cell>
        </table:table-row>
        <table:table-row>
          <table:table-cell office:value-type="string" office:value="Educational Technologist">
            <text:p>Educational Technologist</text:p>
          </table:table-cell>
          <table:table-cell office:value-type="string" office:value="Educational Technologist role in Education department.">
            <text:p>Educational Technologist role in Education department.</text:p>
          </table:table-cell>
          <table:table-cell office:value-type="string" office:value="Islamabad, PK">
            <text:p>Islamabad, PK</text:p>
          </table:table-cell>
          <table:table-cell office:value-type="float" office:value="53250">
            <text:p>53250</text:p>
          </table:table-cell>
          <table:table-cell office:value-type="string" office:value="INTERNSHIP">
            <text:p>INTERNSHIP</text:p>
          </table:table-cell>
        </table:table-row>
        <table:table-row>
          <table:table-cell office:value-type="string" office:value="Product Manager">
            <text:p>Product Manager</text:p>
          </table:table-cell>
          <table:table-cell office:value-type="string" office:value="Product Manager role in Engineering department.">
            <text:p>Product Manager role in Engineering department.</text:p>
          </table:table-cell>
          <table:table-cell office:value-type="string" office:value="Islamabad, PK">
            <text:p>Islamabad, PK</text:p>
          </table:table-cell>
          <table:table-cell office:value-type="float" office:value="69401">
            <text:p>69401</text:p>
          </table:table-cell>
          <table:table-cell office:value-type="string" office:value="CONTRACT">
            <text:p>CONTRACT</text:p>
          </table:table-cell>
        </table:table-row>
        <table:table-row>
          <table:table-cell office:value-type="string" office:value="Chief Marketing Officer">
            <text:p>Chief Marketing Officer</text:p>
          </table:table-cell>
          <table:table-cell office:value-type="string" office:value="Chief Marketing Officer role in Healthcare department.">
            <text:p>Chief Marketing Officer role in Healthcare department.</text:p>
          </table:table-cell>
          <table:table-cell office:value-type="string" office:value="Remote">
            <text:p>Remote</text:p>
          </table:table-cell>
          <table:table-cell office:value-type="float" office:value="89948">
            <text:p>89948</text:p>
          </table:table-cell>
          <table:table-cell office:value-type="string" office:value="CONTRACT">
            <text:p>CONTRACT</text:p>
          </table:table-cell>
        </table:table-row>
        <table:table-row>
          <table:table-cell office:value-type="string" office:value="Graphic Designer">
            <text:p>Graphic Designer</text:p>
          </table:table-cell>
          <table:table-cell office:value-type="string" office:value="Graphic Designer role in HR department.">
            <text:p>Graphic Designer role in HR department.</text:p>
          </table:table-cell>
          <table:table-cell office:value-type="string" office:value="Lahore, PK">
            <text:p>Lahore, PK</text:p>
          </table:table-cell>
          <table:table-cell office:value-type="float" office:value="130026">
            <text:p>130026</text:p>
          </table:table-cell>
          <table:table-cell office:value-type="string" office:value="FULL_TIME">
            <text:p>FULL_TIME</text:p>
          </table:table-cell>
        </table:table-row>
        <table:table-row>
          <table:table-cell office:value-type="string" office:value="Data Analyst">
            <text:p>Data Analyst</text:p>
          </table:table-cell>
          <table:table-cell office:value-type="string" office:value="Data Analyst role in Media department.">
            <text:p>Data Analyst role in Media department.</text:p>
          </table:table-cell>
          <table:table-cell office:value-type="string" office:value="Islamabad, PK">
            <text:p>Islamabad, PK</text:p>
          </table:table-cell>
          <table:table-cell office:value-type="float" office:value="176617">
            <text:p>176617</text:p>
          </table:table-cell>
          <table:table-cell office:value-type="string" office:value="FULL_TIME">
            <text:p>FULL_TIME</text:p>
          </table:table-cell>
        </table:table-row>
        <table:table-row>
          <table:table-cell office:value-type="string" office:value="Legal Writer">
            <text:p>Legal Writer</text:p>
          </table:table-cell>
          <table:table-cell office:value-type="string" office:value="Legal Writer role in Healthcare department.">
            <text:p>Legal Writer role in Healthcare department.</text:p>
          </table:table-cell>
          <table:table-cell office:value-type="string" office:value="Remote">
            <text:p>Remote</text:p>
          </table:table-cell>
          <table:table-cell office:value-type="float" office:value="105330">
            <text:p>105330</text:p>
          </table:table-cell>
          <table:table-cell office:value-type="string" office:value="CONTRACT">
            <text:p>CONTRACT</text:p>
          </table:table-cell>
        </table:table-row>
        <table:table-row>
          <table:table-cell office:value-type="string" office:value="Educational Technologist">
            <text:p>Educational Technologist</text:p>
          </table:table-cell>
          <table:table-cell office:value-type="string" office:value="Educational Technologist role in Sustainability department.">
            <text:p>Educational Technologist role in Sustainability department.</text:p>
          </table:table-cell>
          <table:table-cell office:value-type="string" office:value="Karachi, PK">
            <text:p>Karachi, PK</text:p>
          </table:table-cell>
          <table:table-cell office:value-type="float" office:value="57358">
            <text:p>57358</text:p>
          </table:table-cell>
          <table:table-cell office:value-type="string" office:value="FULL_TIME">
            <text:p>FULL_TIME</text:p>
          </table:table-cell>
        </table:table-row>
        <table:table-row>
          <table:table-cell office:value-type="string" office:value="Environmental Engineer">
            <text:p>Environmental Engineer</text:p>
          </table:table-cell>
          <table:table-cell office:value-type="string" office:value="Environmental Engineer role in Sustainability department.">
            <text:p>Environmental Engineer role in Sustainability department.</text:p>
          </table:table-cell>
          <table:table-cell office:value-type="string" office:value="Islamabad, PK">
            <text:p>Islamabad, PK</text:p>
          </table:table-cell>
          <table:table-cell office:value-type="float" office:value="67674">
            <text:p>67674</text:p>
          </table:table-cell>
          <table:table-cell office:value-type="string" office:value="INTERNSHIP">
            <text:p>INTERNSHIP</text:p>
          </table:table-cell>
        </table:table-row>
        <table:table-row>
          <table:table-cell office:value-type="string" office:value="Financial Analyst">
            <text:p>Financial Analyst</text:p>
          </table:table-cell>
          <table:table-cell office:value-type="string" office:value="Financial Analyst role in Sustainability department.">
            <text:p>Financial Analyst role in Sustainability department.</text:p>
          </table:table-cell>
          <table:table-cell office:value-type="string" office:value="Lahore, PK">
            <text:p>Lahore, PK</text:p>
          </table:table-cell>
          <table:table-cell office:value-type="float" office:value="173054">
            <text:p>173054</text:p>
          </table:table-cell>
          <table:table-cell office:value-type="string" office:value="FULL_TIME">
            <text:p>FULL_TIME</text:p>
          </table:table-cell>
        </table:table-row>
        <table:table-row>
          <table:table-cell office:value-type="string" office:value="Strategic Planner">
            <text:p>Strategic Planner</text:p>
          </table:table-cell>
          <table:table-cell office:value-type="string" office:value="Strategic Planner role in Media department.">
            <text:p>Strategic Planner role in Media department.</text:p>
          </table:table-cell>
          <table:table-cell office:value-type="string" office:value="Lahore, PK">
            <text:p>Lahore, PK</text:p>
          </table:table-cell>
          <table:table-cell office:value-type="float" office:value="58434">
            <text:p>58434</text:p>
          </table:table-cell>
          <table:table-cell office:value-type="string" office:value="CONTRACT">
            <text:p>CONTRACT</text:p>
          </table:table-cell>
        </table:table-row>
        <table:table-row>
          <table:table-cell office:value-type="string" office:value="Policy Specialist">
            <text:p>Policy Specialist</text:p>
          </table:table-cell>
          <table:table-cell office:value-type="string" office:value="Policy Specialist role in Analytics department.">
            <text:p>Policy Specialist role in Analytics department.</text:p>
          </table:table-cell>
          <table:table-cell office:value-type="string" office:value="Karachi, PK">
            <text:p>Karachi, PK</text:p>
          </table:table-cell>
          <table:table-cell office:value-type="float" office:value="160247">
            <text:p>160247</text:p>
          </table:table-cell>
          <table:table-cell office:value-type="string" office:value="FULL_TIME">
            <text:p>FULL_TIME</text:p>
          </table:table-cell>
        </table:table-row>
        <table:table-row>
          <table:table-cell office:value-type="string" office:value="Sustainability Manager">
            <text:p>Sustainability Manager</text:p>
          </table:table-cell>
          <table:table-cell office:value-type="string" office:value="Sustainability Manager role in Legal department.">
            <text:p>Sustainability Manager role in Legal department.</text:p>
          </table:table-cell>
          <table:table-cell office:value-type="string" office:value="Lahore, PK">
            <text:p>Lahore, PK</text:p>
          </table:table-cell>
          <table:table-cell office:value-type="float" office:value="198614">
            <text:p>198614</text:p>
          </table:table-cell>
          <table:table-cell office:value-type="string" office:value="CONTRACT">
            <text:p>CONTRACT</text:p>
          </table:table-cell>
        </table:table-row>
        <table:table-row>
          <table:table-cell office:value-type="string" office:value="Content Writer">
            <text:p>Content Writer</text:p>
          </table:table-cell>
          <table:table-cell office:value-type="string" office:value="Content Writer role in Media department.">
            <text:p>Content Writer role in Media department.</text:p>
          </table:table-cell>
          <table:table-cell office:value-type="string" office:value="Lahore, PK">
            <text:p>Lahore, PK</text:p>
          </table:table-cell>
          <table:table-cell office:value-type="float" office:value="60717">
            <text:p>60717</text:p>
          </table:table-cell>
          <table:table-cell office:value-type="string" office:value="FULL_TIME">
            <text:p>FULL_TIME</text:p>
          </table:table-cell>
        </table:table-row>
        <table:table-row>
          <table:table-cell office:value-type="string" office:value="Backend Developer">
            <text:p>Backend Developer</text:p>
          </table:table-cell>
          <table:table-cell office:value-type="string" office:value="Backend Developer role in Analytics department.">
            <text:p>Backend Developer role in Analytics department.</text:p>
          </table:table-cell>
          <table:table-cell office:value-type="string" office:value="Karachi, PK">
            <text:p>Karachi, PK</text:p>
          </table:table-cell>
          <table:table-cell office:value-type="float" office:value="33387">
            <text:p>33387</text:p>
          </table:table-cell>
          <table:table-cell office:value-type="string" office:value="PART_TIME">
            <text:p>PART_TI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